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09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2f5597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background-color="#ededed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background-color="#a9d18e" style:diagonal-bl-tr="none" style:diagonal-tl-br="none" fo:border="0.99pt solid #000000" style:rotation-align="none"/>
      <style:text-properties fo:color="#ff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1" table:default-cell-style-name="ce5"/>
        <table:table-column table:style-name="co2" table:default-cell-style-name="ce6"/>
        <table:table-column table:style-name="co1" table:default-cell-style-name="ce6"/>
        <table:table-column table:style-name="co1" table:default-cell-style-name="ce8"/>
        <table:table-column table:style-name="co1" table:default-cell-style-name="ce5"/>
        <table:table-column table:style-name="co1" table:number-columns-repeated="5" table:default-cell-style-name="ce6"/>
        <table:table-column table:style-name="co1" table:number-columns-repeated="3" table:default-cell-style-name="ce5"/>
        <table:table-column table:style-name="co1" table:number-columns-repeated="1010" table:default-cell-style-name="ce6"/>
        <table:table-row table:style-name="ro2">
          <table:table-cell table:style-name="ce1" office:value-type="string">
            <text:p>N°</text:p>
          </table:table-cell>
          <table:table-cell table:style-name="ce4" office:value-type="string">
            <text:p>CODIGO</text:p>
          </table:table-cell>
          <table:table-cell table:style-name="ce4" office:value-type="string">
            <text:p>APELLIDOS Y NOMBRES</text:p>
          </table:table-cell>
          <table:table-cell table:style-name="ce4" office:value-type="string">
            <text:p>CARGO</text:p>
          </table:table-cell>
          <table:table-cell table:style-name="ce4" office:value-type="string">
            <text:p>FECHA INGR.</text:p>
          </table:table-cell>
          <table:table-cell table:style-name="ce4" office:value-type="string">
            <text:p>CONDICION</text:p>
          </table:table-cell>
          <table:table-cell table:style-name="ce4" office:value-type="string">
            <text:p>CODIGO DEP</text:p>
          </table:table-cell>
          <table:table-cell table:style-name="ce4" office:value-type="string">
            <text:p>PROGRAMA</text:p>
          </table:table-cell>
          <table:table-cell table:style-name="ce4" office:value-type="string">
            <text:p>SUB PROGRA</text:p>
          </table:table-cell>
          <table:table-cell table:style-name="ce4" office:value-type="string">
            <text:p>ACTIVIDAD</text:p>
          </table:table-cell>
          <table:table-cell table:style-name="ce4" office:value-type="string">
            <text:p>SUB ACTIV1</text:p>
          </table:table-cell>
          <table:table-cell table:style-name="ce10" office:value-type="string">
            <text:p>SINESSS</text:p>
          </table:table-cell>
          <table:table-cell table:style-name="ce10" office:value-type="string">
            <text:p>FED-CUT</text:p>
          </table:table-cell>
          <table:table-cell table:style-name="ce10" office:value-type="string">
            <text:p>FAMENSSALUD</text:p>
          </table:table-cell>
          <table:table-cell/>
          <table:table-cell table:style-name="ce12"/>
          <table:table-cell table:number-columns-repeated="1008"/>
        </table:table-row>
        <table:table-row table:style-name="ro2">
          <table:table-cell office:value-type="float" office:value="10257">
            <text:p>10257</text:p>
          </table:table-cell>
          <table:table-cell office:value-type="float" office:value="5601041">
            <text:p>5601041</text:p>
          </table:table-cell>
          <table:table-cell office:value-type="string">
            <text:p>SOLIS ANCHANTE MAGALY PATRICIA</text:p>
          </table:table-cell>
          <table:table-cell office:value-type="string">
            <text:p>ENFERMERA 1</text:p>
          </table:table-cell>
          <table:table-cell office:value-type="date" office:date-value="2013-08-05">
            <text:p>05/08/2013</text:p>
          </table:table-cell>
          <table:table-cell office:value-type="string">
            <text:p>CAS</text:p>
          </table:table-cell>
          <table:table-cell office:value-type="string">
            <text:p>991508050000</text:p>
          </table:table-cell>
          <table:table-cell office:value-type="string">
            <text:p>AFESSALUD</text:p>
          </table:table-cell>
          <table:table-cell office:value-type="string">
            <text:p>GC Prest Salu</text:p>
          </table:table-cell>
          <table:table-cell office:value-type="string">
            <text:p>G Oper.Salud</text:p>
          </table:table-cell>
          <table:table-cell office:value-type="string">
            <text:p>SG Oport Atenc</text:p>
          </table:table-cell>
          <table:table-cell table:number-columns-repeated="1013"/>
        </table:table-row>
        <table:table-row table:style-name="ro2">
          <table:table-cell office:value-type="float" office:value="10258">
            <text:p>10258</text:p>
          </table:table-cell>
          <table:table-cell office:value-type="float" office:value="5623816">
            <text:p>5623816</text:p>
          </table:table-cell>
          <table:table-cell office:value-type="string">
            <text:p>DAVILA <text:s/>CARMEN YOVANA</text:p>
          </table:table-cell>
          <table:table-cell office:value-type="string">
            <text:p>ENFERMERA 1</text:p>
          </table:table-cell>
          <table:table-cell office:value-type="date" office:date-value="2013-09-09">
            <text:p>09/09/2013</text:p>
          </table:table-cell>
          <table:table-cell office:value-type="string">
            <text:p>CAS</text:p>
          </table:table-cell>
          <table:table-cell office:value-type="string">
            <text:p>991509000000</text:p>
          </table:table-cell>
          <table:table-cell office:value-type="string">
            <text:p>AFESSALUD</text:p>
          </table:table-cell>
          <table:table-cell office:value-type="string">
            <text:p>GC Prest Salu</text:p>
          </table:table-cell>
          <table:table-cell office:value-type="string">
            <text:p>G C.Pres.Salud</text:p>
          </table:table-cell>
          <table:table-cell office:value-type="string">
            <text:p>Despacho</text:p>
          </table:table-cell>
          <table:table-cell table:number-columns-repeated="1013"/>
        </table:table-row>
        <table:table-row table:style-name="ro2">
          <table:table-cell office:value-type="float" office:value="6261">
            <text:p>6261</text:p>
          </table:table-cell>
          <table:table-cell office:value-type="float" office:value="2536669">
            <text:p>2536669</text:p>
          </table:table-cell>
          <table:table-cell office:value-type="string">
            <text:p>ARANDA JUAREZ MARIA ROSA</text:p>
          </table:table-cell>
          <table:table-cell office:value-type="string">
            <text:p>ENFERMERA 5</text:p>
          </table:table-cell>
          <table:table-cell office:value-type="date" office:date-value="1982-09-01">
            <text:p>01/09/1982</text:p>
          </table:table-cell>
          <table:table-cell office:value-type="string">
            <text:p>NOMBRADO</text:p>
          </table:table-cell>
          <table:table-cell office:value-type="string">
            <text:p>025901200000</text:p>
          </table:table-cell>
          <table:table-cell office:value-type="string">
            <text:p>SALUD</text:p>
          </table:table-cell>
          <table:table-cell office:value-type="string">
            <text:p>Def.del Asegu</text:p>
          </table:table-cell>
          <table:table-cell office:value-type="string">
            <text:p>Of Nac Aten As</text:p>
          </table:table-cell>
          <table:table-cell office:value-type="string">
            <text:p>RA Moquegua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float" office:value="6431">
            <text:p>6431</text:p>
          </table:table-cell>
          <table:table-cell office:value-type="float" office:value="3737535">
            <text:p>3737535</text:p>
          </table:table-cell>
          <table:table-cell office:value-type="string">
            <text:p>ESCALANTE CARRASCO LADDY IVONNE</text:p>
          </table:table-cell>
          <table:table-cell office:value-type="string">
            <text:p>ENFERMERA 3</text:p>
          </table:table-cell>
          <table:table-cell office:value-type="date" office:date-value="2000-01-04">
            <text:p>04/01/2000</text:p>
          </table:table-cell>
          <table:table-cell office:value-type="string">
            <text:p>CONTRATADO</text:p>
          </table:table-cell>
          <table:table-cell office:value-type="string">
            <text:p>025803210100</text:p>
          </table:table-cell>
          <table:table-cell office:value-type="string">
            <text:p>SALUD</text:p>
          </table:table-cell>
          <table:table-cell office:value-type="string">
            <text:p>GC Pre.Soc.y</text:p>
          </table:table-cell>
          <table:table-cell office:value-type="string">
            <text:p>G.Pre.Sociales</text:p>
          </table:table-cell>
          <table:table-cell office:value-type="string">
            <text:p>RA Tacna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float" office:value="7406">
            <text:p>7406</text:p>
          </table:table-cell>
          <table:table-cell office:value-type="float" office:value="4806071">
            <text:p>4806071</text:p>
          </table:table-cell>
          <table:table-cell office:value-type="string">
            <text:p>SOTO CARHUAMACA ROCIO DEL PILAR ROXA</text:p>
          </table:table-cell>
          <table:table-cell office:value-type="string">
            <text:p>ENFERMERA 1</text:p>
          </table:table-cell>
          <table:table-cell office:value-type="date" office:date-value="2009-11-02">
            <text:p>02/11/2009</text:p>
          </table:table-cell>
          <table:table-cell office:value-type="string">
            <text:p>CONTRATADO</text:p>
          </table:table-cell>
          <table:table-cell office:value-type="string">
            <text:p>025901270000</text:p>
          </table:table-cell>
          <table:table-cell office:value-type="string">
            <text:p>SALUD</text:p>
          </table:table-cell>
          <table:table-cell office:value-type="string">
            <text:p>Def.del Asegu</text:p>
          </table:table-cell>
          <table:table-cell office:value-type="string">
            <text:p>Of Nac Aten As</text:p>
          </table:table-cell>
          <table:table-cell office:value-type="string">
            <text:p>RA Junin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8223">
            <text:p>8223</text:p>
          </table:table-cell>
          <table:table-cell office:value-type="float" office:value="2439438">
            <text:p>2439438</text:p>
          </table:table-cell>
          <table:table-cell office:value-type="string">
            <text:p>CARDENAS MONAGO OLINDA</text:p>
          </table:table-cell>
          <table:table-cell office:value-type="string">
            <text:p>ENFERMERA 5</text:p>
          </table:table-cell>
          <table:table-cell office:value-type="date" office:date-value="1988-09-01">
            <text:p>01/09/1988</text:p>
          </table:table-cell>
          <table:table-cell office:value-type="string">
            <text:p>NOMBRADO</text:p>
          </table:table-cell>
          <table:table-cell office:value-type="string">
            <text:p>025427010100</text:p>
          </table:table-cell>
          <table:table-cell office:value-type="string">
            <text:p>SALUD</text:p>
          </table:table-cell>
          <table:table-cell office:value-type="string">
            <text:p>Org.Ctrol.Ins</text:p>
          </table:table-cell>
          <table:table-cell office:value-type="string">
            <text:p>RA Junin</text:p>
          </table:table-cell>
          <table:table-cell office:value-type="string">
            <text:p>Of Cont desc I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float" office:value="8222">
            <text:p>8222</text:p>
          </table:table-cell>
          <table:table-cell office:value-type="float" office:value="1513068">
            <text:p>1513068</text:p>
          </table:table-cell>
          <table:table-cell office:value-type="string">
            <text:p>VALLE CISNEROS JOBITA ISABEL</text:p>
          </table:table-cell>
          <table:table-cell office:value-type="string">
            <text:p>ENFERMERA 5</text:p>
          </table:table-cell>
          <table:table-cell office:value-type="date" office:date-value="1984-05-28">
            <text:p>28/05/1984</text:p>
          </table:table-cell>
          <table:table-cell office:value-type="string">
            <text:p>NOMBRADO</text:p>
          </table:table-cell>
          <table:table-cell office:value-type="string">
            <text:p>024601010100</text:p>
          </table:table-cell>
          <table:table-cell office:value-type="string">
            <text:p>SALUD</text:p>
          </table:table-cell>
          <table:table-cell office:value-type="string">
            <text:p>Programa CEI</text:p>
          </table:table-cell>
          <table:table-cell office:value-type="string">
            <text:p>Sede Central</text:p>
          </table:table-cell>
          <table:table-cell office:value-type="string">
            <text:p>GC Recur Human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float" office:value="8234">
            <text:p>8234</text:p>
          </table:table-cell>
          <table:table-cell office:value-type="float" office:value="3924974">
            <text:p>3924974</text:p>
          </table:table-cell>
          <table:table-cell office:value-type="string">
            <text:p>SANCHEZ MACKAY MIRTHA PILAR</text:p>
          </table:table-cell>
          <table:table-cell office:value-type="string">
            <text:p>ENFERMERA 4</text:p>
          </table:table-cell>
          <table:table-cell office:value-type="date" office:date-value="1999-07-01">
            <text:p>01/07/1999</text:p>
          </table:table-cell>
          <table:table-cell office:value-type="string">
            <text:p>CONTRATADO</text:p>
          </table:table-cell>
          <table:table-cell office:value-type="string">
            <text:p>024601010200</text:p>
          </table:table-cell>
          <table:table-cell office:value-type="string">
            <text:p>SALUD</text:p>
          </table:table-cell>
          <table:table-cell office:value-type="string">
            <text:p>Programa CEI</text:p>
          </table:table-cell>
          <table:table-cell office:value-type="string">
            <text:p>Sede Central</text:p>
          </table:table-cell>
          <table:table-cell office:value-type="string">
            <text:p>GC Recur Human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10084">
            <text:p>10084</text:p>
          </table:table-cell>
          <table:table-cell office:value-type="float" office:value="5064460">
            <text:p>5064460</text:p>
          </table:table-cell>
          <table:table-cell office:value-type="string">
            <text:p>AMARO VASQUEZ CECILIA ESTELA</text:p>
          </table:table-cell>
          <table:table-cell office:value-type="string">
            <text:p>ENFERMERA 1</text:p>
          </table:table-cell>
          <table:table-cell office:value-type="date" office:date-value="2009-09-24">
            <text:p>24/09/2009</text:p>
          </table:table-cell>
          <table:table-cell office:value-type="string">
            <text:p>CAS</text:p>
          </table:table-cell>
          <table:table-cell office:value-type="string">
            <text:p>023901110000</text:p>
          </table:table-cell>
          <table:table-cell office:value-type="string">
            <text:p>SALUD</text:p>
          </table:table-cell>
          <table:table-cell office:value-type="string">
            <text:p>INCOR</text:p>
          </table:table-cell>
          <table:table-cell office:value-type="string">
            <text:p>Gerencia</text:p>
          </table:table-cell>
          <table:table-cell office:value-type="string">
            <text:p>D Cuid <text:s/>Pacien</text:p>
          </table:table-cell>
          <table:table-cell table:number-columns-repeated="1013"/>
        </table:table-row>
        <table:table-row table:style-name="ro2">
          <table:table-cell office:value-type="float" office:value="10085">
            <text:p>10085</text:p>
          </table:table-cell>
          <table:table-cell office:value-type="float" office:value="5063869">
            <text:p>5063869</text:p>
          </table:table-cell>
          <table:table-cell office:value-type="string">
            <text:p>AQUINO BARZOLA EDITH ROSANA</text:p>
          </table:table-cell>
          <table:table-cell office:value-type="string">
            <text:p>ENFERMERA 1</text:p>
          </table:table-cell>
          <table:table-cell office:value-type="date" office:date-value="2009-09-24">
            <text:p>24/09/2009</text:p>
          </table:table-cell>
          <table:table-cell office:value-type="string">
            <text:p>CAS</text:p>
          </table:table-cell>
          <table:table-cell office:value-type="string">
            <text:p>023901110000</text:p>
          </table:table-cell>
          <table:table-cell office:value-type="string">
            <text:p>SALUD</text:p>
          </table:table-cell>
          <table:table-cell office:value-type="string">
            <text:p>INCOR</text:p>
          </table:table-cell>
          <table:table-cell office:value-type="string">
            <text:p>Gerencia</text:p>
          </table:table-cell>
          <table:table-cell office:value-type="string">
            <text:p>D Cuid <text:s/>Pacien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8016">
            <text:p>8016</text:p>
          </table:table-cell>
          <table:table-cell office:value-type="float" office:value="2529499">
            <text:p>2529499</text:p>
          </table:table-cell>
          <table:table-cell office:value-type="string">
            <text:p>JIMENEZ BARRIENTOS MARIA DEL ROSARIO</text:p>
          </table:table-cell>
          <table:table-cell office:value-type="string">
            <text:p>ENFERMERA 5</text:p>
          </table:table-cell>
          <table:table-cell office:value-type="date" office:date-value="1988-04-20">
            <text:p>20/04/1988</text:p>
          </table:table-cell>
          <table:table-cell office:value-type="string">
            <text:p>NOMBRADO</text:p>
          </table:table-cell>
          <table:table-cell office:value-type="string">
            <text:p>023501090000</text:p>
          </table:table-cell>
          <table:table-cell office:value-type="string">
            <text:p>SALUD</text:p>
          </table:table-cell>
          <table:table-cell office:value-type="string">
            <text:p>CN Salud Rena</text:p>
          </table:table-cell>
          <table:table-cell office:value-type="string">
            <text:p>Gerencia</text:p>
          </table:table-cell>
          <table:table-cell office:value-type="string">
            <text:p>Ser.Enfermeria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float" office:value="8017">
            <text:p>8017</text:p>
          </table:table-cell>
          <table:table-cell office:value-type="float" office:value="2079949">
            <text:p>2079949</text:p>
          </table:table-cell>
          <table:table-cell office:value-type="string">
            <text:p>MORALES ROJAS VILMA BALVINA</text:p>
          </table:table-cell>
          <table:table-cell office:value-type="string">
            <text:p>ENFERMERA 5</text:p>
          </table:table-cell>
          <table:table-cell office:value-type="date" office:date-value="1987-11-01">
            <text:p>01/11/1987</text:p>
          </table:table-cell>
          <table:table-cell office:value-type="string">
            <text:p>NOMBRADO</text:p>
          </table:table-cell>
          <table:table-cell office:value-type="string">
            <text:p>023501090000</text:p>
          </table:table-cell>
          <table:table-cell office:value-type="string">
            <text:p>SALUD</text:p>
          </table:table-cell>
          <table:table-cell office:value-type="string">
            <text:p>CN Salud Rena</text:p>
          </table:table-cell>
          <table:table-cell office:value-type="string">
            <text:p>Gerencia</text:p>
          </table:table-cell>
          <table:table-cell office:value-type="string">
            <text:p>Ser.Enfermeria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float" office:value="8224">
            <text:p>8224</text:p>
          </table:table-cell>
          <table:table-cell office:value-type="float" office:value="1598712">
            <text:p>1598712</text:p>
          </table:table-cell>
          <table:table-cell office:value-type="string">
            <text:p>AGUIRRE ABRILL BEATRIZ MARCELA</text:p>
          </table:table-cell>
          <table:table-cell office:value-type="string">
            <text:p>ENFERMERA 5</text:p>
          </table:table-cell>
          <table:table-cell office:value-type="date" office:date-value="1985-07-27">
            <text:p>27/07/1985</text:p>
          </table:table-cell>
          <table:table-cell office:value-type="string">
            <text:p>NOMBRADO</text:p>
          </table:table-cell>
          <table:table-cell office:value-type="string">
            <text:p>0257010200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A Sal Of.Fle</text:p>
          </table:table-cell>
          <table:table-cell office:value-type="string">
            <text:p>CEPRIT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8322">
            <text:p>8322</text:p>
          </table:table-cell>
          <table:table-cell office:value-type="float" office:value="3478335">
            <text:p>3478335</text:p>
          </table:table-cell>
          <table:table-cell office:value-type="string">
            <text:p>ALCANTARA RODRIGUEZ SHIRLEY YOJANSEN</text:p>
          </table:table-cell>
          <table:table-cell office:value-type="string">
            <text:p>ENFERMERA 4</text:p>
          </table:table-cell>
          <table:table-cell office:value-type="date" office:date-value="1997-09-08">
            <text:p>08/09/1997</text:p>
          </table:table-cell>
          <table:table-cell office:value-type="string">
            <text:p>CONTRATADO</text:p>
          </table:table-cell>
          <table:table-cell office:value-type="string">
            <text:p>0257010200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A Sal Of.Fle</text:p>
          </table:table-cell>
          <table:table-cell office:value-type="string">
            <text:p>CEPRIT</text:p>
          </table:table-cell>
          <table:table-cell table:number-columns-repeated="1013"/>
        </table:table-row>
        <table:table-row table:style-name="ro2">
          <table:table-cell office:value-type="float" office:value="10174">
            <text:p>10174</text:p>
          </table:table-cell>
          <table:table-cell office:value-type="float" office:value="5321475">
            <text:p>5321475</text:p>
          </table:table-cell>
          <table:table-cell office:value-type="string">
            <text:p>ARRIOLA HUERTA PATRICIA JANET HORTE</text:p>
          </table:table-cell>
          <table:table-cell office:value-type="string">
            <text:p>ENFERMERA 1</text:p>
          </table:table-cell>
          <table:table-cell office:value-type="date" office:date-value="2011-08-19">
            <text:p>19/08/2011</text:p>
          </table:table-cell>
          <table:table-cell office:value-type="string">
            <text:p>CAS</text:p>
          </table:table-cell>
          <table:table-cell office:value-type="string">
            <text:p>0257020000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Procur y Tra</text:p>
          </table:table-cell>
          <table:table-cell office:value-type="string">
            <text:p>Despacho</text:p>
          </table:table-cell>
          <table:table-cell table:number-columns-repeated="1013"/>
        </table:table-row>
        <table:table-row table:style-name="ro2">
          <table:table-cell office:value-type="float" office:value="10175">
            <text:p>10175</text:p>
          </table:table-cell>
          <table:table-cell office:value-type="float" office:value="5321413">
            <text:p>5321413</text:p>
          </table:table-cell>
          <table:table-cell office:value-type="string">
            <text:p>BRAVO QUISPE MARIA LUISA</text:p>
          </table:table-cell>
          <table:table-cell office:value-type="string">
            <text:p>ENFERMERA 1</text:p>
          </table:table-cell>
          <table:table-cell office:value-type="date" office:date-value="2011-08-19">
            <text:p>19/08/2011</text:p>
          </table:table-cell>
          <table:table-cell office:value-type="string">
            <text:p>CAS</text:p>
          </table:table-cell>
          <table:table-cell office:value-type="string">
            <text:p>0257020000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Procur y Tra</text:p>
          </table:table-cell>
          <table:table-cell office:value-type="string">
            <text:p>Despacho</text:p>
          </table:table-cell>
          <table:table-cell table:number-columns-repeated="1013"/>
        </table:table-row>
        <table:table-row table:style-name="ro2">
          <table:table-cell office:value-type="float" office:value="8442">
            <text:p>8442</text:p>
          </table:table-cell>
          <table:table-cell office:value-type="float" office:value="3824084">
            <text:p>3824084</text:p>
          </table:table-cell>
          <table:table-cell office:value-type="string">
            <text:p>CUBAS VELASCO MADELAINE ROSA</text:p>
          </table:table-cell>
          <table:table-cell office:value-type="string">
            <text:p>ENFERMERA 4</text:p>
          </table:table-cell>
          <table:table-cell office:value-type="date" office:date-value="1999-02-01">
            <text:p>01/02/1999</text:p>
          </table:table-cell>
          <table:table-cell office:value-type="string">
            <text:p>CONTRATADO</text:p>
          </table:table-cell>
          <table:table-cell office:value-type="string">
            <text:p>0257010400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A Sal Of.Fle</text:p>
          </table:table-cell>
          <table:table-cell office:value-type="string">
            <text:p>Esc Emer Desas</text:p>
          </table:table-cell>
          <table:table-cell table:number-columns-repeated="2" office:value-type="string">
            <text:p>X</text:p>
          </table:table-cell>
          <table:table-cell table:number-columns-repeated="1011"/>
        </table:table-row>
        <table:table-row table:style-name="ro2">
          <table:table-cell office:value-type="float" office:value="8443">
            <text:p>8443</text:p>
          </table:table-cell>
          <table:table-cell office:value-type="float" office:value="3417949">
            <text:p>3417949</text:p>
          </table:table-cell>
          <table:table-cell office:value-type="string">
            <text:p>PALOMINO MARQUEZ MANUEL GUZMAN</text:p>
          </table:table-cell>
          <table:table-cell office:value-type="string">
            <text:p>ENFERMERA 4</text:p>
          </table:table-cell>
          <table:table-cell office:value-type="date" office:date-value="1997-04-01">
            <text:p>01/04/1997</text:p>
          </table:table-cell>
          <table:table-cell office:value-type="string">
            <text:p>CONTRATADO</text:p>
          </table:table-cell>
          <table:table-cell office:value-type="string">
            <text:p>0257010400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A Sal Of.Fle</text:p>
          </table:table-cell>
          <table:table-cell office:value-type="string">
            <text:p>Esc Emer Desas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8235">
            <text:p>8235</text:p>
          </table:table-cell>
          <table:table-cell office:value-type="float" office:value="5132290">
            <text:p>5132290</text:p>
          </table:table-cell>
          <table:table-cell office:value-type="string">
            <text:p>ALANIA CANGALAYA PATRICIA ILIANA</text:p>
          </table:table-cell>
          <table:table-cell office:value-type="string">
            <text:p>ENFERMERA 1</text:p>
          </table:table-cell>
          <table:table-cell office:value-type="date" office:date-value="2010-05-03">
            <text:p>03/05/2010</text:p>
          </table:table-cell>
          <table:table-cell office:value-type="string">
            <text:p>CONTRATADO</text:p>
          </table:table-cell>
          <table:table-cell office:value-type="string">
            <text:p>0257010101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A Sal Of.Fle</text:p>
          </table:table-cell>
          <table:table-cell office:value-type="string">
            <text:p>SG At.D.PADOMI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8236">
            <text:p>8236</text:p>
          </table:table-cell>
          <table:table-cell office:value-type="float" office:value="4566076">
            <text:p>4566076</text:p>
          </table:table-cell>
          <table:table-cell office:value-type="string">
            <text:p>ARAUJO ROSALES FLOR SILVIA</text:p>
          </table:table-cell>
          <table:table-cell office:value-type="string">
            <text:p>ENFERMERA 2</text:p>
          </table:table-cell>
          <table:table-cell office:value-type="date" office:date-value="2004-11-09">
            <text:p>09/11/2004</text:p>
          </table:table-cell>
          <table:table-cell office:value-type="string">
            <text:p>CONTRATADO</text:p>
          </table:table-cell>
          <table:table-cell office:value-type="string">
            <text:p>0257010101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A Sal Of.Fle</text:p>
          </table:table-cell>
          <table:table-cell office:value-type="string">
            <text:p>SG At.D.PADOMI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8226">
            <text:p>8226</text:p>
          </table:table-cell>
          <table:table-cell office:value-type="float" office:value="2529071">
            <text:p>2529071</text:p>
          </table:table-cell>
          <table:table-cell office:value-type="string">
            <text:p>CALDERON DIAZ ZOILA</text:p>
          </table:table-cell>
          <table:table-cell office:value-type="string">
            <text:p>ENFERMERA 5</text:p>
          </table:table-cell>
          <table:table-cell office:value-type="date" office:date-value="1988-04-20">
            <text:p>20/04/1988</text:p>
          </table:table-cell>
          <table:table-cell office:value-type="string">
            <text:p>NOMBRADO</text:p>
          </table:table-cell>
          <table:table-cell office:value-type="string">
            <text:p>0257020200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Procur y Tra</text:p>
          </table:table-cell>
          <table:table-cell office:value-type="string">
            <text:p>SG Procura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8458">
            <text:p>8458</text:p>
          </table:table-cell>
          <table:table-cell office:value-type="float" office:value="5182810">
            <text:p>5182810</text:p>
          </table:table-cell>
          <table:table-cell office:value-type="string">
            <text:p>GUILLEN RAMOS PATRICIA GIULIANA</text:p>
          </table:table-cell>
          <table:table-cell office:value-type="string">
            <text:p>ENFERMERA 1</text:p>
          </table:table-cell>
          <table:table-cell office:value-type="date" office:date-value="2010-07-15">
            <text:p>15/07/2010</text:p>
          </table:table-cell>
          <table:table-cell office:value-type="string">
            <text:p>CONTRATADO</text:p>
          </table:table-cell>
          <table:table-cell office:value-type="string">
            <text:p>0257020200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Procur y Tra</text:p>
          </table:table-cell>
          <table:table-cell office:value-type="string">
            <text:p>SG Procura</text:p>
          </table:table-cell>
          <table:table-cell table:number-columns-repeated="1013"/>
        </table:table-row>
        <table:table-row table:style-name="ro2">
          <table:table-cell office:value-type="float" office:value="8440">
            <text:p>8440</text:p>
          </table:table-cell>
          <table:table-cell office:value-type="float" office:value="5001461">
            <text:p>5001461</text:p>
          </table:table-cell>
          <table:table-cell office:value-type="string">
            <text:p>VILLANUEVA GOMEZ JULIANA</text:p>
          </table:table-cell>
          <table:table-cell office:value-type="string">
            <text:p>ENFERMERA 1</text:p>
          </table:table-cell>
          <table:table-cell office:value-type="date" office:date-value="2009-06-30">
            <text:p>30/06/2009</text:p>
          </table:table-cell>
          <table:table-cell office:value-type="string">
            <text:p>CONTRATADO</text:p>
          </table:table-cell>
          <table:table-cell office:value-type="string">
            <text:p>0257010300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A Sal Of.Fle</text:p>
          </table:table-cell>
          <table:table-cell office:value-type="string">
            <text:p>STAE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8441">
            <text:p>8441</text:p>
          </table:table-cell>
          <table:table-cell office:value-type="float" office:value="4142261">
            <text:p>4142261</text:p>
          </table:table-cell>
          <table:table-cell office:value-type="string">
            <text:p>ZU¥IGA PINEDO NANCY PAOLA</text:p>
          </table:table-cell>
          <table:table-cell office:value-type="string">
            <text:p>ENFERMERA 3</text:p>
          </table:table-cell>
          <table:table-cell office:value-type="date" office:date-value="2000-07-01">
            <text:p>01/07/2000</text:p>
          </table:table-cell>
          <table:table-cell office:value-type="string">
            <text:p>CONTRATADO</text:p>
          </table:table-cell>
          <table:table-cell office:value-type="string">
            <text:p>0257010300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A Sal Of.Fle</text:p>
          </table:table-cell>
          <table:table-cell office:value-type="string">
            <text:p>STAE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8445">
            <text:p>8445</text:p>
          </table:table-cell>
          <table:table-cell office:value-type="float" office:value="3193360">
            <text:p>3193360</text:p>
          </table:table-cell>
          <table:table-cell office:value-type="string">
            <text:p>ALBITRES AHUMADA RITA FABIOLA</text:p>
          </table:table-cell>
          <table:table-cell office:value-type="string">
            <text:p>ENFERMERA 4</text:p>
          </table:table-cell>
          <table:table-cell office:value-type="date" office:date-value="1997-05-15">
            <text:p>15/05/1997</text:p>
          </table:table-cell>
          <table:table-cell office:value-type="string">
            <text:p>CONTRATADO</text:p>
          </table:table-cell>
          <table:table-cell office:value-type="string">
            <text:p>0257010501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A Sal Of.Fle</text:p>
          </table:table-cell>
          <table:table-cell office:value-type="string">
            <text:p>SG Proy Espec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8446">
            <text:p>8446</text:p>
          </table:table-cell>
          <table:table-cell office:value-type="float" office:value="3694240">
            <text:p>3694240</text:p>
          </table:table-cell>
          <table:table-cell office:value-type="string">
            <text:p>ALVARADO CORDOVA AYME</text:p>
          </table:table-cell>
          <table:table-cell office:value-type="string">
            <text:p>ENFERMERA 4</text:p>
          </table:table-cell>
          <table:table-cell office:value-type="date" office:date-value="1999-08-02">
            <text:p>02/08/1999</text:p>
          </table:table-cell>
          <table:table-cell office:value-type="string">
            <text:p>CONTRATADO</text:p>
          </table:table-cell>
          <table:table-cell office:value-type="string">
            <text:p>0257010501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A Sal Of.Fle</text:p>
          </table:table-cell>
          <table:table-cell office:value-type="string">
            <text:p>SG Proy Espec</text:p>
          </table:table-cell>
          <table:table-cell table:number-columns-repeated="1013"/>
        </table:table-row>
        <table:table-row table:style-name="ro2">
          <table:table-cell office:value-type="float" office:value="9313">
            <text:p>9313</text:p>
          </table:table-cell>
          <table:table-cell office:value-type="float" office:value="5263156">
            <text:p>5263156</text:p>
          </table:table-cell>
          <table:table-cell office:value-type="string">
            <text:p>CAYCHO CASTRO BRESCIA JOVANNA</text:p>
          </table:table-cell>
          <table:table-cell office:value-type="string">
            <text:p>ENFERMERA 1</text:p>
          </table:table-cell>
          <table:table-cell office:value-type="date" office:date-value="2011-01-07">
            <text:p>07/01/2011</text:p>
          </table:table-cell>
          <table:table-cell office:value-type="string">
            <text:p>CAS</text:p>
          </table:table-cell>
          <table:table-cell office:value-type="string">
            <text:p>020719010000</text:p>
          </table:table-cell>
          <table:table-cell office:value-type="string">
            <text:p>SALUD</text:p>
          </table:table-cell>
          <table:table-cell office:value-type="string">
            <text:p>RA Rebagliati</text:p>
          </table:table-cell>
          <table:table-cell office:value-type="string">
            <text:p>CEDHI</text:p>
          </table:table-cell>
          <table:table-cell office:value-type="string">
            <text:p>Despacho</text:p>
          </table:table-cell>
          <table:table-cell table:number-columns-repeated="1013"/>
        </table:table-row>
        <table:table-row table:style-name="ro2">
          <table:table-cell office:value-type="float" office:value="9314">
            <text:p>9314</text:p>
          </table:table-cell>
          <table:table-cell office:value-type="float" office:value="5263125">
            <text:p>5263125</text:p>
          </table:table-cell>
          <table:table-cell office:value-type="string">
            <text:p>MEJIA PRADO GEOVANNA ELIA</text:p>
          </table:table-cell>
          <table:table-cell office:value-type="string">
            <text:p>ENFERMERA 1</text:p>
          </table:table-cell>
          <table:table-cell office:value-type="date" office:date-value="2011-01-07">
            <text:p>07/01/2011</text:p>
          </table:table-cell>
          <table:table-cell office:value-type="string">
            <text:p>CAS</text:p>
          </table:table-cell>
          <table:table-cell office:value-type="string">
            <text:p>020719010000</text:p>
          </table:table-cell>
          <table:table-cell office:value-type="string">
            <text:p>SALUD</text:p>
          </table:table-cell>
          <table:table-cell office:value-type="string">
            <text:p>RA Rebagliati</text:p>
          </table:table-cell>
          <table:table-cell office:value-type="string">
            <text:p>CEDHI</text:p>
          </table:table-cell>
          <table:table-cell office:value-type="string">
            <text:p>Despacho</text:p>
          </table:table-cell>
          <table:table-cell table:number-columns-repeated="1013"/>
        </table:table-row>
        <table:table-row table:style-name="ro2">
          <table:table-cell office:value-type="float" office:value="7653">
            <text:p>7653</text:p>
          </table:table-cell>
          <table:table-cell office:value-type="float" office:value="2105982">
            <text:p>2105982</text:p>
          </table:table-cell>
          <table:table-cell office:value-type="string">
            <text:p>CAMASCA SAEZ MARIA LUZ</text:p>
          </table:table-cell>
          <table:table-cell office:value-type="string">
            <text:p>ENFERMERA 5</text:p>
          </table:table-cell>
          <table:table-cell office:value-type="date" office:date-value="1991-05-15">
            <text:p>15/05/1991</text:p>
          </table:table-cell>
          <table:table-cell office:value-type="string">
            <text:p>NOMBRADO</text:p>
          </table:table-cell>
          <table:table-cell office:value-type="string">
            <text:p>023001030200</text:p>
          </table:table-cell>
          <table:table-cell office:value-type="string">
            <text:p>SALUD</text:p>
          </table:table-cell>
          <table:table-cell office:value-type="string">
            <text:p>RA Ayacucho</text:p>
          </table:table-cell>
          <table:table-cell office:value-type="string">
            <text:p>Dir.Red Asist</text:p>
          </table:table-cell>
          <table:table-cell office:value-type="string">
            <text:p>Of Plan.y Cal.</text:p>
          </table:table-cell>
          <table:table-cell/>
          <table:table-cell office:value-type="string">
            <text:p>X</text:p>
          </table:table-cell>
          <table:table-cell table:number-columns-repeated="1011"/>
        </table:table-row>
        <table:table-row table:style-name="ro2">
          <table:table-cell office:value-type="float" office:value="7708">
            <text:p>7708</text:p>
          </table:table-cell>
          <table:table-cell office:value-type="float" office:value="3886608">
            <text:p>3886608</text:p>
          </table:table-cell>
          <table:table-cell office:value-type="string">
            <text:p>HUAMAN SOTO RHONY</text:p>
          </table:table-cell>
          <table:table-cell office:value-type="string">
            <text:p>ENFERMERA 4</text:p>
          </table:table-cell>
          <table:table-cell office:value-type="date" office:date-value="1999-05-18">
            <text:p>18/05/1999</text:p>
          </table:table-cell>
          <table:table-cell office:value-type="string">
            <text:p>CONTRATADO</text:p>
          </table:table-cell>
          <table:table-cell office:value-type="string">
            <text:p>023101040100</text:p>
          </table:table-cell>
          <table:table-cell office:value-type="string">
            <text:p>SALUD</text:p>
          </table:table-cell>
          <table:table-cell office:value-type="string">
            <text:p>RA Huancaveli</text:p>
          </table:table-cell>
          <table:table-cell office:value-type="string">
            <text:p>Dir.Red Asist</text:p>
          </table:table-cell>
          <table:table-cell office:value-type="string">
            <text:p>U Pres.Ec.y So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9319">
            <text:p>9319</text:p>
          </table:table-cell>
          <table:table-cell office:value-type="float" office:value="5615658">
            <text:p>5615658</text:p>
          </table:table-cell>
          <table:table-cell office:value-type="string">
            <text:p>GARCIA OJEDA FEBE</text:p>
          </table:table-cell>
          <table:table-cell office:value-type="string">
            <text:p>ENFERMERA 1</text:p>
          </table:table-cell>
          <table:table-cell office:value-type="date" office:date-value="2013-08-15">
            <text:p>15/08/2013</text:p>
          </table:table-cell>
          <table:table-cell office:value-type="string">
            <text:p>CAS</text:p>
          </table:table-cell>
          <table:table-cell office:value-type="string">
            <text:p>020801000000</text:p>
          </table:table-cell>
          <table:table-cell office:value-type="string">
            <text:p>SALUD</text:p>
          </table:table-cell>
          <table:table-cell office:value-type="string">
            <text:p>RA Tumbes</text:p>
          </table:table-cell>
          <table:table-cell office:value-type="string">
            <text:p>Dir.Red Asist.</text:p>
          </table:table-cell>
          <table:table-cell office:value-type="string">
            <text:p>Despacho</text:p>
          </table:table-cell>
          <table:table-cell table:number-columns-repeated="1013"/>
        </table:table-row>
        <table:table-row table:style-name="ro2">
          <table:table-cell office:value-type="float" office:value="9320">
            <text:p>9320</text:p>
          </table:table-cell>
          <table:table-cell office:value-type="float" office:value="5615805">
            <text:p>5615805</text:p>
          </table:table-cell>
          <table:table-cell office:value-type="string">
            <text:p>JIMENEZ CALERO MARLIN MERCEDES</text:p>
          </table:table-cell>
          <table:table-cell office:value-type="string">
            <text:p>ENFERMERA 1</text:p>
          </table:table-cell>
          <table:table-cell office:value-type="date" office:date-value="2013-08-15">
            <text:p>15/08/2013</text:p>
          </table:table-cell>
          <table:table-cell office:value-type="string">
            <text:p>CAS</text:p>
          </table:table-cell>
          <table:table-cell office:value-type="string">
            <text:p>020801000000</text:p>
          </table:table-cell>
          <table:table-cell office:value-type="string">
            <text:p>SALUD</text:p>
          </table:table-cell>
          <table:table-cell office:value-type="string">
            <text:p>RA Tumbes</text:p>
          </table:table-cell>
          <table:table-cell office:value-type="string">
            <text:p>Dir.Red Asist.</text:p>
          </table:table-cell>
          <table:table-cell office:value-type="string">
            <text:p>Despacho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498788">
            <text:p>1498788</text:p>
          </table:table-cell>
          <table:table-cell office:value-type="string">
            <text:p>BULEJE ESPINOZA FREDY RUTH</text:p>
          </table:table-cell>
          <table:table-cell office:value-type="string">
            <text:p>ENFERMERA 5</text:p>
          </table:table-cell>
          <table:table-cell office:value-type="date" office:date-value="1980-07-15">
            <text:p>15/07/1980</text:p>
          </table:table-cell>
          <table:table-cell office:value-type="string">
            <text:p>NOMBRADO</text:p>
          </table:table-cell>
          <table:table-cell office:value-type="string">
            <text:p>020501020200</text:p>
          </table:table-cell>
          <table:table-cell office:value-type="string">
            <text:p>SALUD</text:p>
          </table:table-cell>
          <table:table-cell office:value-type="string">
            <text:p>RA Sabogal</text:p>
          </table:table-cell>
          <table:table-cell office:value-type="string">
            <text:p>Ger.Red Asist.</text:p>
          </table:table-cell>
          <table:table-cell office:value-type="string">
            <text:p>Of Administrac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float" office:value="677">
            <text:p>677</text:p>
          </table:table-cell>
          <table:table-cell office:value-type="float" office:value="1603512">
            <text:p>1603512</text:p>
          </table:table-cell>
          <table:table-cell office:value-type="string">
            <text:p>CARRILLO ALFARO DE JIMENEZ CELIA HILDA</text:p>
          </table:table-cell>
          <table:table-cell office:value-type="string">
            <text:p>ENFERMERA 5</text:p>
          </table:table-cell>
          <table:table-cell office:value-type="date" office:date-value="1986-04-25">
            <text:p>25/04/1986</text:p>
          </table:table-cell>
          <table:table-cell office:value-type="string">
            <text:p>NOMBRADO</text:p>
          </table:table-cell>
          <table:table-cell office:value-type="string">
            <text:p>020601060000</text:p>
          </table:table-cell>
          <table:table-cell office:value-type="string">
            <text:p>SALUD</text:p>
          </table:table-cell>
          <table:table-cell office:value-type="string">
            <text:p>RA Almenara</text:p>
          </table:table-cell>
          <table:table-cell office:value-type="string">
            <text:p>Ger.Red Asist.</text:p>
          </table:table-cell>
          <table:table-cell office:value-type="string">
            <text:p>Of C Inves D U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1854342">
            <text:p>1854342</text:p>
          </table:table-cell>
          <table:table-cell office:value-type="string">
            <text:p>FERNANDEZ GUZMAN CARMEN CONCEPCION</text:p>
          </table:table-cell>
          <table:table-cell office:value-type="string">
            <text:p>ENFERMERA 5</text:p>
          </table:table-cell>
          <table:table-cell office:value-type="date" office:date-value="1987-02-03">
            <text:p>03/02/1987</text:p>
          </table:table-cell>
          <table:table-cell office:value-type="string">
            <text:p>NOMBRADO</text:p>
          </table:table-cell>
          <table:table-cell office:value-type="string">
            <text:p>020701020200</text:p>
          </table:table-cell>
          <table:table-cell office:value-type="string">
            <text:p>SALUD</text:p>
          </table:table-cell>
          <table:table-cell office:value-type="string">
            <text:p>RA Rebagliati</text:p>
          </table:table-cell>
          <table:table-cell office:value-type="string">
            <text:p>Ger.Red Asist.</text:p>
          </table:table-cell>
          <table:table-cell office:value-type="string">
            <text:p>Of Administrac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3940">
            <text:p>3940</text:p>
          </table:table-cell>
          <table:table-cell office:value-type="float" office:value="1922141">
            <text:p>1922141</text:p>
          </table:table-cell>
          <table:table-cell office:value-type="string">
            <text:p>DELGADO PIEDRA DELICIA DEL CONSUELO</text:p>
          </table:table-cell>
          <table:table-cell office:value-type="string">
            <text:p>ENFERMERA 5</text:p>
          </table:table-cell>
          <table:table-cell office:value-type="date" office:date-value="1980-06-01">
            <text:p>01/06/1980</text:p>
          </table:table-cell>
          <table:table-cell office:value-type="string">
            <text:p>NOMBRADO</text:p>
          </table:table-cell>
          <table:table-cell office:value-type="string">
            <text:p>020901020100</text:p>
          </table:table-cell>
          <table:table-cell office:value-type="string">
            <text:p>SALUD</text:p>
          </table:table-cell>
          <table:table-cell office:value-type="string">
            <text:p>RA Piura</text:p>
          </table:table-cell>
          <table:table-cell office:value-type="string">
            <text:p>Ger.Red Asist.</text:p>
          </table:table-cell>
          <table:table-cell office:value-type="string">
            <text:p>Of Pla y Calid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4257">
            <text:p>4257</text:p>
          </table:table-cell>
          <table:table-cell office:value-type="float" office:value="1776525">
            <text:p>1776525</text:p>
          </table:table-cell>
          <table:table-cell office:value-type="string">
            <text:p>VIGO SALIRROSAS NORA ELIZABETH</text:p>
          </table:table-cell>
          <table:table-cell office:value-type="string">
            <text:p>ENFERMERA 5</text:p>
          </table:table-cell>
          <table:table-cell office:value-type="date" office:date-value="1978-05-17">
            <text:p>17/05/1978</text:p>
          </table:table-cell>
          <table:table-cell office:value-type="string">
            <text:p>NOMBRADO</text:p>
          </table:table-cell>
          <table:table-cell office:value-type="string">
            <text:p>021001060100</text:p>
          </table:table-cell>
          <table:table-cell office:value-type="string">
            <text:p>SALUD</text:p>
          </table:table-cell>
          <table:table-cell office:value-type="string">
            <text:p>RA Lambayeque</text:p>
          </table:table-cell>
          <table:table-cell office:value-type="string">
            <text:p>Ger.Red Asist.</text:p>
          </table:table-cell>
          <table:table-cell office:value-type="string">
            <text:p>Of Adm Reg Med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float" office:value="5167">
            <text:p>5167</text:p>
          </table:table-cell>
          <table:table-cell office:value-type="float" office:value="3434500">
            <text:p>3434500</text:p>
          </table:table-cell>
          <table:table-cell office:value-type="string">
            <text:p>ARROYO LEZMA DE MEDINA MIRTHA ISABEL</text:p>
          </table:table-cell>
          <table:table-cell office:value-type="string">
            <text:p>ENFERMERA 4</text:p>
          </table:table-cell>
          <table:table-cell office:value-type="date" office:date-value="1997-06-01">
            <text:p>01/06/1997</text:p>
          </table:table-cell>
          <table:table-cell office:value-type="string">
            <text:p>CONTRATADO</text:p>
          </table:table-cell>
          <table:table-cell office:value-type="string">
            <text:p>021501020100</text:p>
          </table:table-cell>
          <table:table-cell office:value-type="string">
            <text:p>SALUD</text:p>
          </table:table-cell>
          <table:table-cell office:value-type="string">
            <text:p>RA La Liberta</text:p>
          </table:table-cell>
          <table:table-cell office:value-type="string">
            <text:p>Ger.Red Asist.</text:p>
          </table:table-cell>
          <table:table-cell office:value-type="string">
            <text:p>Of Gest y Des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5369">
            <text:p>5369</text:p>
          </table:table-cell>
          <table:table-cell office:value-type="float" office:value="2373342">
            <text:p>2373342</text:p>
          </table:table-cell>
          <table:table-cell office:value-type="string">
            <text:p>CHERO YARLAQUE SILVIA</text:p>
          </table:table-cell>
          <table:table-cell office:value-type="string">
            <text:p>ENFERMERA 5</text:p>
          </table:table-cell>
          <table:table-cell office:value-type="date" office:date-value="1986-11-04">
            <text:p>04/11/1986</text:p>
          </table:table-cell>
          <table:table-cell office:value-type="string">
            <text:p>NOMBRADO</text:p>
          </table:table-cell>
          <table:table-cell office:value-type="string">
            <text:p>021601050400</text:p>
          </table:table-cell>
          <table:table-cell office:value-type="string">
            <text:p>SALUD</text:p>
          </table:table-cell>
          <table:table-cell office:value-type="string">
            <text:p>RA Ancash</text:p>
          </table:table-cell>
          <table:table-cell office:value-type="string">
            <text:p>Ger.Red Asist.</text:p>
          </table:table-cell>
          <table:table-cell office:value-type="string">
            <text:p>Of Coord Prest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5900">
            <text:p>5900</text:p>
          </table:table-cell>
          <table:table-cell office:value-type="float" office:value="4342750">
            <text:p>4342750</text:p>
          </table:table-cell>
          <table:table-cell office:value-type="string">
            <text:p>CACERES DEL CARPIO ALEJANDRA GLADIS</text:p>
          </table:table-cell>
          <table:table-cell office:value-type="string">
            <text:p>ENFERMERA 3</text:p>
          </table:table-cell>
          <table:table-cell office:value-type="date" office:date-value="2002-05-09">
            <text:p>09/05/2002</text:p>
          </table:table-cell>
          <table:table-cell office:value-type="string">
            <text:p>CONTRATADO</text:p>
          </table:table-cell>
          <table:table-cell office:value-type="string">
            <text:p>021801020101</text:p>
          </table:table-cell>
          <table:table-cell office:value-type="string">
            <text:p>SALUD</text:p>
          </table:table-cell>
          <table:table-cell office:value-type="string">
            <text:p>RA Arequipa</text:p>
          </table:table-cell>
          <table:table-cell office:value-type="string">
            <text:p>Ger.Red Asist.</text:p>
          </table:table-cell>
          <table:table-cell office:value-type="string">
            <text:p>Of Gest y Des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19397">
            <text:p>1519397</text:p>
          </table:table-cell>
          <table:table-cell office:value-type="string">
            <text:p>MOTTA LINARES MARITZA SOLEDAD</text:p>
          </table:table-cell>
          <table:table-cell office:value-type="string">
            <text:p>ENFERMERA 5</text:p>
          </table:table-cell>
          <table:table-cell office:value-type="date" office:date-value="1982-08-02">
            <text:p>02/08/1982</text:p>
          </table:table-cell>
          <table:table-cell office:value-type="string">
            <text:p>NOMBRADO</text:p>
          </table:table-cell>
          <table:table-cell office:value-type="string">
            <text:p>020502040800</text:p>
          </table:table-cell>
          <table:table-cell office:value-type="string">
            <text:p>SALUD</text:p>
          </table:table-cell>
          <table:table-cell office:value-type="string">
            <text:p>RA Sabogal</text:p>
          </table:table-cell>
          <table:table-cell office:value-type="string">
            <text:p>HIV Sabogal</text:p>
          </table:table-cell>
          <table:table-cell office:value-type="string">
            <text:p>Dpt Enfermeria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403989">
            <text:p>1403989</text:p>
          </table:table-cell>
          <table:table-cell office:value-type="string">
            <text:p>AGUILAR ALVAREZ SOLEDAD</text:p>
          </table:table-cell>
          <table:table-cell office:value-type="string">
            <text:p>ENFERMERA 5</text:p>
          </table:table-cell>
          <table:table-cell office:value-type="date" office:date-value="1981-06-08">
            <text:p>08/06/1981</text:p>
          </table:table-cell>
          <table:table-cell office:value-type="string">
            <text:p>NOMBRADO</text:p>
          </table:table-cell>
          <table:table-cell office:value-type="string">
            <text:p>020503070000</text:p>
          </table:table-cell>
          <table:table-cell office:value-type="string">
            <text:p>SALUD</text:p>
          </table:table-cell>
          <table:table-cell office:value-type="string">
            <text:p>RA Sabogal</text:p>
          </table:table-cell>
          <table:table-cell office:value-type="string">
            <text:p>HII G.Lanatta</text:p>
          </table:table-cell>
          <table:table-cell office:value-type="string">
            <text:p>S Enfermeria</text:p>
          </table:table-cell>
          <table:table-cell table:number-columns-repeated="1013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1425709">
            <text:p>1425709</text:p>
          </table:table-cell>
          <table:table-cell office:value-type="string">
            <text:p>RIVERA CASTRO IRIS DALILA</text:p>
          </table:table-cell>
          <table:table-cell office:value-type="string">
            <text:p>ENFERMERA 5</text:p>
          </table:table-cell>
          <table:table-cell office:value-type="date" office:date-value="1980-07-21">
            <text:p>21/07/1980</text:p>
          </table:table-cell>
          <table:table-cell office:value-type="string">
            <text:p>NOMBRADO</text:p>
          </table:table-cell>
          <table:table-cell office:value-type="string">
            <text:p>020506040300</text:p>
          </table:table-cell>
          <table:table-cell office:value-type="string">
            <text:p>SALUD</text:p>
          </table:table-cell>
          <table:table-cell office:value-type="string">
            <text:p>RA Sabogal</text:p>
          </table:table-cell>
          <table:table-cell office:value-type="string">
            <text:p>Pol.Hn.Donrose</text:p>
          </table:table-cell>
          <table:table-cell office:value-type="string">
            <text:p>S Ayu Diag Tra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1611225">
            <text:p>1611225</text:p>
          </table:table-cell>
          <table:table-cell office:value-type="string">
            <text:p>MENDOZA MURO MARIA GABRIELA</text:p>
          </table:table-cell>
          <table:table-cell office:value-type="string">
            <text:p>ENFERMERA 5</text:p>
          </table:table-cell>
          <table:table-cell office:value-type="date" office:date-value="1986-04-24">
            <text:p>24/04/1986</text:p>
          </table:table-cell>
          <table:table-cell office:value-type="string">
            <text:p>NOMBRADO</text:p>
          </table:table-cell>
          <table:table-cell office:value-type="string">
            <text:p>020507040300</text:p>
          </table:table-cell>
          <table:table-cell office:value-type="string">
            <text:p>SALUD</text:p>
          </table:table-cell>
          <table:table-cell office:value-type="string">
            <text:p>RA Sabogal</text:p>
          </table:table-cell>
          <table:table-cell office:value-type="string">
            <text:p>H I Mongrut</text:p>
          </table:table-cell>
          <table:table-cell office:value-type="string">
            <text:p>S Ayu Diag Tra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2080335">
            <text:p>2080335</text:p>
          </table:table-cell>
          <table:table-cell office:value-type="string">
            <text:p>PEREZ CARDENAS MARIA ELENA</text:p>
          </table:table-cell>
          <table:table-cell office:value-type="string">
            <text:p>ENFERMERA 5</text:p>
          </table:table-cell>
          <table:table-cell office:value-type="date" office:date-value="1987-11-02">
            <text:p>02/11/1987</text:p>
          </table:table-cell>
          <table:table-cell office:value-type="string">
            <text:p>NOMBRADO</text:p>
          </table:table-cell>
          <table:table-cell office:value-type="string">
            <text:p>020511000000</text:p>
          </table:table-cell>
          <table:table-cell office:value-type="string">
            <text:p>SALUD</text:p>
          </table:table-cell>
          <table:table-cell office:value-type="string">
            <text:p>RA Sabogal</text:p>
          </table:table-cell>
          <table:table-cell office:value-type="string">
            <text:p>PM Chancay</text:p>
          </table:table-cell>
          <table:table-cell office:value-type="string">
            <text:p>Despacho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1523353">
            <text:p>1523353</text:p>
          </table:table-cell>
          <table:table-cell office:value-type="string">
            <text:p>COLAN VASQUEZ AIDA ESPERANZA</text:p>
          </table:table-cell>
          <table:table-cell office:value-type="string">
            <text:p>ENFERMERA 5</text:p>
          </table:table-cell>
          <table:table-cell office:value-type="date" office:date-value="1982-07-05">
            <text:p>05/07/1982</text:p>
          </table:table-cell>
          <table:table-cell office:value-type="string">
            <text:p>NOMBRADO</text:p>
          </table:table-cell>
          <table:table-cell office:value-type="string">
            <text:p>020512040300</text:p>
          </table:table-cell>
          <table:table-cell office:value-type="string">
            <text:p>SALUD</text:p>
          </table:table-cell>
          <table:table-cell office:value-type="string">
            <text:p>RA Sabogal</text:p>
          </table:table-cell>
          <table:table-cell office:value-type="string">
            <text:p>Pol.Pdo Arbulu</text:p>
          </table:table-cell>
          <table:table-cell office:value-type="string">
            <text:p>S Ayu Diag Tra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2631852">
            <text:p>2631852</text:p>
          </table:table-cell>
          <table:table-cell office:value-type="string">
            <text:p>CALDERON BERROSPI ESTHER</text:p>
          </table:table-cell>
          <table:table-cell office:value-type="string">
            <text:p>ENFERMERA 5</text:p>
          </table:table-cell>
          <table:table-cell office:value-type="date" office:date-value="1991-07-01">
            <text:p>01/07/1991</text:p>
          </table:table-cell>
          <table:table-cell office:value-type="string">
            <text:p>NOMBRADO</text:p>
          </table:table-cell>
          <table:table-cell office:value-type="string">
            <text:p>020517040300</text:p>
          </table:table-cell>
          <table:table-cell office:value-type="string">
            <text:p>SALUD</text:p>
          </table:table-cell>
          <table:table-cell office:value-type="string">
            <text:p>RA Sabogal</text:p>
          </table:table-cell>
          <table:table-cell office:value-type="string">
            <text:p>Pol.Bellavista</text:p>
          </table:table-cell>
          <table:table-cell office:value-type="string">
            <text:p>S Ayu Diag Tra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1979324">
            <text:p>1979324</text:p>
          </table:table-cell>
          <table:table-cell office:value-type="string">
            <text:p>BLAS ENCISO ROSA MARIA</text:p>
          </table:table-cell>
          <table:table-cell office:value-type="string">
            <text:p>ENFERMERA 5</text:p>
          </table:table-cell>
          <table:table-cell office:value-type="date" office:date-value="1987-05-13">
            <text:p>13/05/1987</text:p>
          </table:table-cell>
          <table:table-cell office:value-type="string">
            <text:p>NOMBRADO</text:p>
          </table:table-cell>
          <table:table-cell office:value-type="string">
            <text:p>020522080000</text:p>
          </table:table-cell>
          <table:table-cell office:value-type="string">
            <text:p>SALUD</text:p>
          </table:table-cell>
          <table:table-cell office:value-type="string">
            <text:p>RA Sabogal</text:p>
          </table:table-cell>
          <table:table-cell office:value-type="string">
            <text:p>H II Luis Negr</text:p>
          </table:table-cell>
          <table:table-cell office:value-type="string">
            <text:p>S Enfermeria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0"/>
        </table:table-row>
        <table:table-row table:style-name="ro4">
          <table:table-cell table:style-name="ce3" office:value-type="float" office:value="8462">
            <text:p>8462</text:p>
          </table:table-cell>
          <table:table-cell table:style-name="ce3" office:value-type="float" office:value="3047538">
            <text:p>3047538</text:p>
          </table:table-cell>
          <table:table-cell table:style-name="ce7" office:value-type="string">
            <text:p>ROSELL CLAUDET GLADYS ELVIRA</text:p>
          </table:table-cell>
          <table:table-cell table:style-name="ce7" office:value-type="string">
            <text:p>ENFERMERA 4</text:p>
          </table:table-cell>
          <table:table-cell table:style-name="ce9" office:value-type="date" office:date-value="1993-12-01">
            <text:p>01/12/1993</text:p>
          </table:table-cell>
          <table:table-cell table:style-name="ce3" office:value-type="string">
            <text:p>CONTRATADO</text:p>
          </table:table-cell>
          <table:table-cell table:style-name="ce7" office:value-type="string">
            <text:p>990101000000</text:p>
          </table:table-cell>
          <table:table-cell table:style-name="ce7" office:value-type="string">
            <text:p>AFESSALUD</text:p>
          </table:table-cell>
          <table:table-cell table:style-name="ce7" office:value-type="string">
            <text:p>Consejo Direc</text:p>
          </table:table-cell>
          <table:table-cell table:number-columns-repeated="2" table:style-name="ce7" office:value-type="string">
            <text:p>Despacho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 table:style-name="ce7" table:number-columns-repeated="242"/>
          <table:table-cell table:style-name="Default" table:number-columns-repeated="767"/>
        </table:table-row>
        <table:table-row table:style-name="ro4">
          <table:table-cell table:style-name="ce3" office:value-type="float" office:value="8463">
            <text:p>8463</text:p>
          </table:table-cell>
          <table:table-cell table:style-name="ce3" office:value-type="float" office:value="4335408">
            <text:p>4335408</text:p>
          </table:table-cell>
          <table:table-cell table:style-name="ce7" office:value-type="string">
            <text:p>HIDALGO QUISPE REINA ZORAIDA</text:p>
          </table:table-cell>
          <table:table-cell table:style-name="ce7" office:value-type="string">
            <text:p>ENFERMERA 3</text:p>
          </table:table-cell>
          <table:table-cell table:style-name="ce9" office:value-type="date" office:date-value="2002-05-03">
            <text:p>03/05/2002</text:p>
          </table:table-cell>
          <table:table-cell table:style-name="ce3" office:value-type="string">
            <text:p>CONTRATADO</text:p>
          </table:table-cell>
          <table:table-cell table:style-name="ce7" office:value-type="string">
            <text:p>991004030400</text:p>
          </table:table-cell>
          <table:table-cell table:style-name="ce7" office:value-type="string">
            <text:p>AFESSALUD</text:p>
          </table:table-cell>
          <table:table-cell table:style-name="ce7" office:value-type="string">
            <text:p>Of.Gral.Admin.</text:p>
          </table:table-cell>
          <table:table-cell table:style-name="ce7" office:value-type="string">
            <text:p>GC Ges Persona</text:p>
          </table:table-cell>
          <table:table-cell table:style-name="ce7" office:value-type="string">
            <text:p>G Adm Personal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 table:style-name="ce7" table:number-columns-repeated="242"/>
          <table:table-cell table:style-name="Default" table:number-columns-repeated="767"/>
        </table:table-row>
        <table:table-row table:style-name="ro4">
          <table:table-cell table:style-name="ce3" office:value-type="float" office:value="6338">
            <text:p>6338</text:p>
          </table:table-cell>
          <table:table-cell table:style-name="ce3" office:value-type="float" office:value="4428611">
            <text:p>4428611</text:p>
          </table:table-cell>
          <table:table-cell table:style-name="ce7" office:value-type="string">
            <text:p>ACHO PONGO SUSANA MIRIAM</text:p>
          </table:table-cell>
          <table:table-cell table:style-name="ce7" office:value-type="string">
            <text:p>ENFERMERA 3</text:p>
          </table:table-cell>
          <table:table-cell table:style-name="ce9" office:value-type="date" office:date-value="2002-05-13">
            <text:p>13/05/2002</text:p>
          </table:table-cell>
          <table:table-cell table:style-name="ce3" office:value-type="string">
            <text:p>CONTRATADO</text:p>
          </table:table-cell>
          <table:table-cell table:style-name="ce7" office:value-type="string">
            <text:p>022102060000</text:p>
          </table:table-cell>
          <table:table-cell table:style-name="ce7" office:value-type="string">
            <text:p>SALUD</text:p>
          </table:table-cell>
          <table:table-cell table:style-name="ce7" office:value-type="string">
            <text:p>RA Tacna</text:p>
          </table:table-cell>
          <table:table-cell table:style-name="ce7" office:value-type="string">
            <text:p>D HIII A.Carri</text:p>
          </table:table-cell>
          <table:table-cell table:style-name="ce7" office:value-type="string">
            <text:p>S Enfermeria</text:p>
          </table:table-cell>
          <table:table-cell table:style-name="ce3" office:value-type="string">
            <text:p>X</text:p>
          </table:table-cell>
          <table:table-cell table:number-columns-repeated="2" table:style-name="ce3"/>
          <table:table-cell table:style-name="ce3" office:value-type="float" office:value="6338">
            <text:p>6338</text:p>
          </table:table-cell>
          <table:table-cell table:style-name="ce7" table:formula="of:=CONCATENATE([.L52];&quot; &quot;;[.M52];&quot; &quot;;[.N52])" office:value-type="string" office:string-value="X  ">
            <text:p>X <text:s/></text:p>
          </table:table-cell>
          <table:table-cell table:style-name="ce7" table:number-columns-repeated="241"/>
          <table:table-cell table:style-name="Default" table:number-columns-repeated="767"/>
        </table:table-row>
        <table:table-row table:style-name="ro4">
          <table:table-cell table:style-name="ce3" office:value-type="float" office:value="7226">
            <text:p>7226</text:p>
          </table:table-cell>
          <table:table-cell table:style-name="ce3" office:value-type="float" office:value="1449707">
            <text:p>1449707</text:p>
          </table:table-cell>
          <table:table-cell table:style-name="ce7" office:value-type="string">
            <text:p>PARRA AGUILAR DE SANDO AIDA LUZ</text:p>
          </table:table-cell>
          <table:table-cell table:style-name="ce7" office:value-type="string">
            <text:p>ENFERMERA 5</text:p>
          </table:table-cell>
          <table:table-cell table:style-name="ce9" office:value-type="date" office:date-value="1979-12-14">
            <text:p>14/12/1979</text:p>
          </table:table-cell>
          <table:table-cell table:style-name="ce3" office:value-type="string">
            <text:p>NOMBRADO</text:p>
          </table:table-cell>
          <table:table-cell table:style-name="ce7" office:value-type="string">
            <text:p>022703070000</text:p>
          </table:table-cell>
          <table:table-cell table:style-name="ce7" office:value-type="string">
            <text:p>SALUD</text:p>
          </table:table-cell>
          <table:table-cell table:style-name="ce7" office:value-type="string">
            <text:p>RA Junin</text:p>
          </table:table-cell>
          <table:table-cell table:style-name="ce7" office:value-type="string">
            <text:p>H II A.Hurtado</text:p>
          </table:table-cell>
          <table:table-cell table:style-name="ce7" office:value-type="string">
            <text:p>S Enfermeria</text:p>
          </table:table-cell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office:value-type="float" office:value="7226">
            <text:p>7226</text:p>
          </table:table-cell>
          <table:table-cell table:style-name="ce7" table:formula="of:=CONCATENATE([.L53];&quot; &quot;;[.M53];&quot; &quot;;[.N53])" office:value-type="string" office:string-value="X  X">
            <text:p>X <text:s/>X</text:p>
          </table:table-cell>
          <table:table-cell table:style-name="ce7" table:number-columns-repeated="241"/>
          <table:table-cell table:style-name="Default" table:number-columns-repeated="767"/>
        </table:table-row>
        <table:table-row table:style-name="ro4">
          <table:table-cell table:style-name="ce3" office:value-type="float" office:value="9767">
            <text:p>9767</text:p>
          </table:table-cell>
          <table:table-cell table:style-name="ce3" office:value-type="float" office:value="5118432">
            <text:p>5118432</text:p>
          </table:table-cell>
          <table:table-cell table:style-name="ce7" office:value-type="string">
            <text:p>QUISPE MAMANI YEVET SUGUEY</text:p>
          </table:table-cell>
          <table:table-cell table:style-name="ce7" office:value-type="string">
            <text:p>ENFERMERA 1</text:p>
          </table:table-cell>
          <table:table-cell table:style-name="ce9" office:value-type="date" office:date-value="2010-03-08">
            <text:p>08/03/2010</text:p>
          </table:table-cell>
          <table:table-cell table:style-name="ce3" office:value-type="string">
            <text:p>CAS</text:p>
          </table:table-cell>
          <table:table-cell table:style-name="ce7" office:value-type="string">
            <text:p>022002040000</text:p>
          </table:table-cell>
          <table:table-cell table:style-name="ce7" office:value-type="string">
            <text:p>SALUD</text:p>
          </table:table-cell>
          <table:table-cell table:style-name="ce7" office:value-type="string">
            <text:p>RA Moquegua</text:p>
          </table:table-cell>
          <table:table-cell table:style-name="ce7" office:value-type="string">
            <text:p>D HII Moquegua</text:p>
          </table:table-cell>
          <table:table-cell table:style-name="ce7" office:value-type="string">
            <text:p>S Enfermeria</text:p>
          </table:table-cell>
          <table:table-cell table:number-columns-repeated="3" table:style-name="ce3"/>
          <table:table-cell table:style-name="ce3" office:value-type="float" office:value="9767">
            <text:p>9767</text:p>
          </table:table-cell>
          <table:table-cell table:style-name="ce7" table:formula="of:=CONCATENATE([.L54];&quot; &quot;;[.M54];&quot; &quot;;[.N54])" office:value-type="string" office:string-value="  ">
            <text:p><text:s text:c="2"/></text:p>
          </table:table-cell>
          <table:table-cell table:style-name="ce7" table:number-columns-repeated="241"/>
          <table:table-cell table:style-name="Default" table:number-columns-repeated="767"/>
        </table:table-row>
        <table:table-row table:style-name="ro3">
          <table:table-cell table:style-name="Default" table:number-columns-repeated="1024"/>
        </table:table-row>
        <table:table-row table:style-name="ro5">
          <table:table-cell table:style-name="Default" table:number-columns-repeated="13"/>
          <table:table-cell table:style-name="ce11"/>
          <table:table-cell table:style-name="Default" table:number-columns-repeated="1010"/>
        </table:table-row>
      </table:table>
      <table:table table:name="Hoja2" table:style-name="ta1">
        <table:table-column table:style-name="co1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S/. </number:text>
      <number:number number:decimal-places="0" number:min-integer-digits="1" number:grouping="true"/>
    </number:number-style>
    <number:number-style style:name="N110">
      <number:text>S/.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S/. </number:text>
      <number:number number:decimal-places="0" number:min-integer-digits="1" number:grouping="true"/>
    </number:number-style>
    <number:number-style style:name="N111">
      <style:text-properties fo:color="#ff0000"/>
      <number:text>S/. 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S/. </number:text>
      <number:number number:decimal-places="2" number:min-integer-digits="1" number:grouping="true"/>
    </number:number-style>
    <number:number-style style:name="N113">
      <number:text>S/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S/. </number:text>
      <number:number number:decimal-places="2" number:min-integer-digits="1" number:grouping="true"/>
    </number:number-style>
    <number:number-style style:name="N114">
      <style:text-properties fo:color="#ff0000"/>
      <number:text>S/. 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S/. </number:text>
      <number:number number:decimal-places="0" number:min-integer-digits="1" number:grouping="true"/>
      <number:text> </number:text>
    </number:number-style>
    <number:number-style style:name="N126P1" style:volatile="true">
      <number:text> S/. -</number:text>
      <number:number number:decimal-places="0" number:min-integer-digits="1" number:grouping="true"/>
      <number:text> </number:text>
    </number:number-style>
    <number:number-style style:name="N126P2" style:volatile="true">
      <number:text> S/.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S/. </number:text>
      <number:number number:decimal-places="2" number:min-integer-digits="1" number:grouping="true"/>
      <number:text> </number:text>
    </number:number-style>
    <number:number-style style:name="N134P1" style:volatile="true">
      <number:text> S/. -</number:text>
      <number:number number:decimal-places="2" number:min-integer-digits="1" number:grouping="true"/>
      <number:text> </number:text>
    </number:number-style>
    <number:number-style style:name="N134P2" style:volatile="true">
      <number:text> S/.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5109P0" style:volatile="true" number:language="es" number:country="PE">
      <number:text>S/. </number:text>
      <number:number number:decimal-places="0" number:min-integer-digits="1" number:grouping="true"/>
    </number:number-style>
    <number:number-style style:name="N5109" number:language="es" number:country="PE">
      <number:text>S/. -</number:text>
      <number:number number:decimal-places="0" number:min-integer-digits="1" number:grouping="true"/>
      <style:map style:condition="value()&gt;=0" style:apply-style-name="N5109P0"/>
    </number:number-style>
    <number:number-style style:name="N5110P0" style:volatile="true" number:language="es" number:country="PE">
      <number:text>S/. </number:text>
      <number:number number:decimal-places="0" number:min-integer-digits="1" number:grouping="true"/>
    </number:number-style>
    <number:number-style style:name="N5110" number:language="es" number:country="PE">
      <style:text-properties fo:color="#ff0000"/>
      <number:text>S/. -</number:text>
      <number:number number:decimal-places="0" number:min-integer-digits="1" number:grouping="true"/>
      <style:map style:condition="value()&gt;=0" style:apply-style-name="N5110P0"/>
    </number:number-style>
    <number:number-style style:name="N5112P0" style:volatile="true" number:language="es" number:country="PE">
      <number:text>S/. </number:text>
      <number:number number:decimal-places="2" number:min-integer-digits="1" number:grouping="true"/>
    </number:number-style>
    <number:number-style style:name="N5112" number:language="es" number:country="PE">
      <number:text>S/. -</number:text>
      <number:number number:decimal-places="2" number:min-integer-digits="1" number:grouping="true"/>
      <style:map style:condition="value()&gt;=0" style:apply-style-name="N5112P0"/>
    </number:number-style>
    <number:number-style style:name="N5113P0" style:volatile="true" number:language="es" number:country="PE">
      <number:text>S/. </number:text>
      <number:number number:decimal-places="2" number:min-integer-digits="1" number:grouping="true"/>
    </number:number-style>
    <number:number-style style:name="N5113" number:language="es" number:country="PE">
      <style:text-properties fo:color="#ff0000"/>
      <number:text>S/. -</number:text>
      <number:number number:decimal-places="2" number:min-integer-digits="1" number:grouping="true"/>
      <style:map style:condition="value()&gt;=0" style:apply-style-name="N5113P0"/>
    </number:number-style>
    <number:date-style style:name="N5114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5115" number:language="es" number:country="PE">
      <number:day number:style="long"/>
      <number:text>-</number:text>
      <number:month number:textual="true"/>
    </number:date-style>
    <number:date-style style:name="N5116" number:language="es" number:country="PE">
      <number:month number:textual="true"/>
      <number:text>-</number:text>
      <number:year/>
    </number:date-style>
    <number:date-style style:name="N5117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8P0" style:volatile="true" number:language="es" number:country="PE">
      <number:number number:decimal-places="0" number:min-integer-digits="1" number:grouping="true"/>
    </number:number-style>
    <number:number-style style:name="N5118" number:language="es" number:country="PE">
      <number:text>-</number:text>
      <number:number number:decimal-places="0" number:min-integer-digits="1" number:grouping="true"/>
      <style:map style:condition="value()&gt;=0" style:apply-style-name="N5118P0"/>
    </number:number-style>
    <number:number-style style:name="N5119P0" style:volatile="true" number:language="es" number:country="PE">
      <number:number number:decimal-places="0" number:min-integer-digits="1" number:grouping="true"/>
    </number:number-style>
    <number:number-style style:name="N5119" number:language="es" number:country="PE">
      <style:text-properties fo:color="#ff0000"/>
      <number:text>-</number:text>
      <number:number number:decimal-places="0" number:min-integer-digits="1" number:grouping="true"/>
      <style:map style:condition="value()&gt;=0" style:apply-style-name="N5119P0"/>
    </number:number-style>
    <number:number-style style:name="N5120P0" style:volatile="true" number:language="es" number:country="PE">
      <number:number number:decimal-places="2" number:min-integer-digits="1" number:grouping="true"/>
    </number:number-style>
    <number:number-style style:name="N5120" number:language="es" number:country="PE">
      <number:text>-</number:text>
      <number:number number:decimal-places="2" number:min-integer-digits="1" number:grouping="true"/>
      <style:map style:condition="value()&gt;=0" style:apply-style-name="N5120P0"/>
    </number:number-style>
    <number:number-style style:name="N5121P0" style:volatile="true" number:language="es" number:country="PE">
      <number:number number:decimal-places="2" number:min-integer-digits="1" number:grouping="true"/>
    </number:number-style>
    <number:number-style style:name="N5121" number:language="es" number:country="PE">
      <style:text-properties fo:color="#ff0000"/>
      <number:text>-</number:text>
      <number:number number:decimal-places="2" number:min-integer-digits="1" number:grouping="true"/>
      <style:map style:condition="value()&gt;=0" style:apply-style-name="N5121P0"/>
    </number:number-style>
    <number:number-style style:name="N5125P0" style:volatile="true" number:language="es" number:country="PE">
      <number:number number:decimal-places="0" number:min-integer-digits="1" number:grouping="true"/>
      <number:text> </number:text>
    </number:number-style>
    <number:number-style style:name="N5125P1" style:volatile="true" number:language="es" number:country="PE">
      <number:text> -</number:text>
      <number:number number:decimal-places="0" number:min-integer-digits="1" number:grouping="true"/>
      <number:text> </number:text>
    </number:number-style>
    <number:number-style style:name="N5125P2" style:volatile="true" number:language="es" number:country="PE">
      <number:text> - </number:text>
    </number:number-style>
    <number:text-style style:name="N5125" number:language="es" number:country="PE">
      <number:text-content/>
      <number:text> </number:text>
      <style:map style:condition="value()&gt;0" style:apply-style-name="N5125P0"/>
      <style:map style:condition="value()&lt;0" style:apply-style-name="N5125P1"/>
      <style:map style:condition="value()=0" style:apply-style-name="N5125P2"/>
    </number:text-style>
    <number:number-style style:name="N5129P0" style:volatile="true" number:language="es" number:country="PE">
      <number:text> S/. </number:text>
      <number:number number:decimal-places="0" number:min-integer-digits="1" number:grouping="true"/>
      <number:text> </number:text>
    </number:number-style>
    <number:number-style style:name="N5129P1" style:volatile="true" number:language="es" number:country="PE">
      <number:text> S/. -</number:text>
      <number:number number:decimal-places="0" number:min-integer-digits="1" number:grouping="true"/>
      <number:text> </number:text>
    </number:number-style>
    <number:number-style style:name="N5129P2" style:volatile="true" number:language="es" number:country="PE">
      <number:text> S/. - </number:text>
    </number:number-style>
    <number:text-style style:name="N5129" number:language="es" number:country="PE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es" number:country="PE">
      <number:number number:decimal-places="2" number:min-integer-digits="1" number:grouping="true"/>
      <number:text> </number:text>
    </number:number-style>
    <number:number-style style:name="N5133P1" style:volatile="true" number:language="es" number:country="PE">
      <number:text> -</number:text>
      <number:number number:decimal-places="2" number:min-integer-digits="1" number:grouping="true"/>
      <number:text> </number:text>
    </number:number-style>
    <number:number-style style:name="N5133P2" style:volatile="true" number:language="es" number:country="PE">
      <number:text> -</number:text>
      <number:number number:decimal-places="0" number:min-integer-digits="0"/>
      <number:text> </number:text>
    </number:number-style>
    <number:text-style style:name="N5133" number:language="es" number:country="PE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7P0" style:volatile="true" number:language="es" number:country="PE">
      <number:text> S/. </number:text>
      <number:number number:decimal-places="2" number:min-integer-digits="1" number:grouping="true"/>
      <number:text> </number:text>
    </number:number-style>
    <number:number-style style:name="N5137P1" style:volatile="true" number:language="es" number:country="PE">
      <number:text> S/. -</number:text>
      <number:number number:decimal-places="2" number:min-integer-digits="1" number:grouping="true"/>
      <number:text> </number:text>
    </number:number-style>
    <number:number-style style:name="N5137P2" style:volatile="true" number:language="es" number:country="PE">
      <number:text> S/. -</number:text>
      <number:number number:decimal-places="0" number:min-integer-digits="0"/>
      <number:text> </number:text>
    </number:number-style>
    <number:text-style style:name="N5137" number:language="es" number:country="PE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time-style style:name="N5138" number:language="es" number:country="PE">
      <number:minutes number:style="long"/>
      <number:text>:</number:text>
      <number:seconds number:style="long"/>
    </number:time-style>
    <number:time-style style:name="N5139" number:language="es" number:country="P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0" number:language="es" number:country="PE">
      <number:minutes number:style="long"/>
      <number:text>:</number:text>
      <number:seconds number:style="long" number:decimal-places="1"/>
    </number:time-style>
    <number:number-style style:name="N5141" number:language="es" number:country="PE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0T12:36:41</meta:creation-date>
    <dc:date>2014-02-17T18:17:36</dc:date>
    <meta:editing-duration>P0D</meta:editing-duration>
    <meta:editing-cycles>4</meta:editing-cycles>
    <meta:generator>LibreOffice/3.5$Linux_x86 LibreOffice_project/350m1$Build-2</meta:generator>
    <meta:document-statistic meta:table-count="3" meta:cell-count="662" meta:object-count="0"/>
  </office:meta>
</office:document-meta>
</file>